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D00000271254275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649" officeooo:paragraph-rsid="00082649"/>
    </style:style>
    <style:style style:name="P2" style:family="paragraph" style:parent-style-name="Standard">
      <style:text-properties officeooo:paragraph-rsid="00082649"/>
    </style:style>
    <style:style style:name="P3" style:family="paragraph" style:parent-style-name="Standard">
      <style:text-properties fo:font-size="14pt" fo:font-weight="bold" officeooo:rsid="00082649" officeooo:paragraph-rsid="0008264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82649" officeooo:paragraph-rsid="00082649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8264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Title:</text:span><text:span text:style-name="T1"> </text:span></text:p>
      <text:p text:style-name="P1">easeL</text:p>
      <text:p text:style-name="P1"/>
      <text:p text:style-name="P2"><text:span text:style-name="T4">Vision:</text:span></text:p>
      <text:p text:style-name="P2">To make a fun, easy to use mobile app that allows quick collaboration with others, whether the user wants to communicate or just doodle.</text:p>
      <text:p text:style-name="P2"/>
      <text:p text:style-name="P1"><text:span text:style-name="T3">Who:</text:span><text:span text:style-name="T2"> </text:span><text:s text:c="2"/></text:p>
      <text:p text:style-name="P1"><text:tab/>Darren White</text:p>
      <text:p text:style-name="P1"><text:tab/>Nick Zimmerman</text:p>
      <text:p text:style-name="P1"><text:tab/>Devan Birmingham</text:p>
      <text:p text:style-name="P1"><text:tab/>Eric Lindemann</text:p>
      <text:p text:style-name="P1"><text:tab/>Raymond Miller</text:p>
      <text:p text:style-name="P1"/>
      <text:p text:style-name="P1"><text:span text:style-name="T3">Auto-documenter:</text:span></text:p>
      <text:p text:style-name="P1">Doxygen</text:p>
      <text:p text:style-name="P1"/>
      <text:p text:style-name="P3">Link to Source code as PDF:</text:p>
      <text:p text:style-name="P4">https://github.com/DJW0519/CSCI-3308-Project/tree/master/latex</text:p>
      <text:p text:style-name="P3"/>
      <text:p text:style-name="P3">Link to Source code as HTML:</text:p>
      <text:p text:style-name="P4">https://github.com/DJW0519/CSCI-3308-Project/tree/master/index-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2.6945in" svg:y="-0.7709in" svg:width="1.5366in" svg:height="2.0835in" draw:z-index="0"><draw:image xlink:href="Pictures/10000201000001CD000002712542756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4:42:52.510472601</meta:creation-date>
    <dc:date>2015-04-23T15:00:45.966112917</dc:date>
    <meta:editing-duration>PT2M23S</meta:editing-duration>
    <meta:editing-cycles>1</meta:editing-cycles>
    <meta:document-statistic meta:table-count="0" meta:image-count="1" meta:object-count="0" meta:page-count="1" meta:paragraph-count="16" meta:word-count="54" meta:character-count="445" meta:non-whitespace-character-count="398"/>
    <meta:generator>LibreOffice/4.2.7.2$Linux_X86_64 LibreOffice_project/420m0$Build-2</meta:generator>
  </office:meta>
</office:document-meta>
</file>